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1.082cm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000080" draw:textarea-horizontal-align="center" draw:textarea-vertical-align="middle"/>
    </style:style>
    <style:style style:name="gr6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fill-color="#000080" fo:min-height="0.816cm"/>
    </style:style>
    <style:style style:name="gr9" style:family="graphic" style:parent-style-name="standard">
      <style:graphic-properties draw:fill="solid" draw:fill-color="#000080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none" draw:fill-color="#000080" draw:textarea-horizontal-align="center" draw:textarea-vertical-align="middle"/>
    </style:style>
    <style:style style:name="gr11" style:family="graphic" style:parent-style-name="standard">
      <style:graphic-properties draw:fill="none" draw:fill-color="#000080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cm" svg:height="2.5cm" svg:x="2cm" svg:y="1.5cm">
          <text:p text:style-name="P1"><text:span text:style-name="T1">Herr </text:span><text:span text:style-name="T2">Cargo</text:span><text:span text:style-name="T1"> will ein Last von A nach B transportieren und dabei hat er</text:span></text:p>
          <text:p text:style-name="P1"><text:span text:style-name="T1">feste Preisvorstellungen. Da er keine eigen Beförderungsmittel hat, ruft er </text:span></text:p>
          <text:p text:style-name="P1"><text:span text:style-name="T1">Herrn </text:span><text:span text:style-name="T2">Disponent</text:span><text:span text:style-name="T1"> an, der mehrere Transportunternehmer </text:span><text:span text:style-name="T3">Trucks</text:span><text:span text:style-name="T1"> kennt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1.5cm" svg:x="2.5cm" svg:y="10cm">
          <text:p text:style-name="P1"><text:span text:style-name="T1">Herr </text:span><text:span text:style-name="T2">Cargo </text:span><text:span text:style-name="T4">trägt online die Auftragsdaten ein.</text:span></text:p>
          <text:p text:style-name="P1"><text:span text:style-name="T4">Dabei hat er die feste Preisvorstellungen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5cm" svg:height="1.5cm" svg:x="3cm" svg:y="6cm">
          <text:p text:style-name="P1"><text:span text:style-name="T1">Disponent trägt die Auftragsdaten auf dem 1&amp;1-Server ein.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4cm" svg:x2="10.5cm" svg:y2="6cm">
          <text:p/>
        </draw:line>
        <draw:frame draw:style-name="gr3" draw:text-style-name="P3" draw:layer="layout" svg:width="1.8cm" svg:height="1.332cm" svg:x="9.2cm" svg:y="8.5cm">
          <draw:text-box>
            <text:p text:style-name="P3"><text:span text:style-name="T1">Oder </text:span></text:p>
          </draw:text-box>
        </draw:frame>
        <draw:custom-shape draw:style-name="gr1" draw:text-style-name="P1" draw:layer="layout" svg:width="15.5cm" svg:height="2cm" svg:x="3cm" svg:y="15.5cm">
          <text:p text:style-name="P2"><text:span text:style-name="T1">Auftragsdaten werden mit TimeStamp auf dem 1&amp;1-DB-Server </text:span></text:p>
          <text:p text:style-name="P2"><text:span text:style-name="T1">gespeicher.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4cm" svg:x2="10.5cm" svg:y2="15.5cm">
          <text:p/>
        </draw:line>
        <draw:custom-shape draw:style-name="gr1" draw:text-style-name="P1" draw:layer="layout" svg:width="16.5cm" svg:height="1cm" svg:x="2cm" svg:y="18.5cm">
          <text:p text:style-name="P2"><text:span text:style-name="T1">Auftragsdaten samt TimeStamp werden dem OfficeServer übermittel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cm" svg:y1="17.5cm" svg:x2="10.5cm" svg:y2="18.5cm">
          <text:p/>
        </draw:line>
        <draw:custom-shape draw:style-name="gr1" draw:text-style-name="P1" draw:layer="layout" svg:width="16.5cm" svg:height="2cm" svg:x="2.5cm" svg:y="20.5cm">
          <text:p text:style-name="P2"><text:span text:style-name="T1">OfficeServer legt die empfangene Daten inkl. Aktuellen TimeStamp in</text:span></text:p>
          <text:p text:style-name="P2"><text:span text:style-name="T1">der Office-DB an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5cm" svg:y1="19.5cm" svg:x2="10.5cm" svg:y2="20.5cm">
          <text:p/>
        </draw:line>
        <draw:custom-shape draw:style-name="gr6" draw:text-style-name="P1" draw:layer="layout" svg:width="16.5cm" svg:height="1cm" svg:x="2.5cm" svg:y="23.5cm">
          <text:p text:style-name="P2"><text:span text:style-name="T1">Ein Scheduler wird aufgerufen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5cm" svg:y1="22.5cm" svg:x2="10.5cm" svg:y2="23.5cm">
          <text:p/>
        </draw:line>
        <draw:custom-shape draw:style-name="gr7" draw:text-style-name="P2" draw:layer="layout" svg:width="1cm" svg:height="1cm" svg:x="10cm" svg:y="25.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cm" svg:y1="24.5cm" svg:x2="10.5cm" svg:y2="25.5cm">
          <text:p/>
        </draw:line>
        <draw:line draw:style-name="gr5" draw:text-style-name="P2" draw:layer="layout" svg:x1="10.5cm" svg:y1="26.5cm" svg:x2="10.5cm" svg:y2="27.5cm">
          <text:p/>
        </draw:line>
      </draw:page>
      <draw:page draw:name="page2" draw:style-name="dp1" draw:master-page-name="Standard">
        <draw:line draw:style-name="gr5" draw:text-style-name="P2" draw:layer="layout" svg:x1="10cm" svg:y1="1cm" svg:x2="10cm" svg:y2="2.5cm">
          <text:p/>
        </draw:line>
        <draw:custom-shape draw:style-name="gr6" draw:text-style-name="P1" draw:layer="layout" svg:width="7.5cm" svg:height="3.5cm" svg:x="6.5cm" svg:y="2.5cm">
          <text:p text:style-name="P2"><text:span text:style-name="T1">Scheduler</text:span></text:p>
          <text:p text:style-name="P2"><text:span text:style-name="T1">Kann eine Transportroute</text:span></text:p>
          <text:p text:style-name="P2"><text:span text:style-name="T1">Mit dem Auftrag</text:span></text:p>
          <text:p text:style-name="P2"><text:span text:style-name="T1">Erstell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1.8cm" svg:height="1.781cm" svg:x="3.2cm" svg:y="2.5cm">
          <draw:text-box>
            <text:p text:style-name="P3">Ja</text:p>
            <text:p text:style-name="P3"/>
          </draw:text-box>
        </draw:frame>
        <draw:frame draw:style-name="gr8" draw:text-style-name="P3" draw:layer="layout" svg:width="1.8cm" svg:height="1.781cm" svg:x="3.2cm" svg:y="2.501cm">
          <draw:text-box>
            <text:p text:style-name="P3">Ja</text:p>
            <text:p text:style-name="P3"/>
          </draw:text-box>
        </draw:frame>
        <draw:frame draw:style-name="gr8" draw:text-style-name="P3" draw:layer="layout" svg:width="1.8cm" svg:height="1.781cm" svg:x="15cm" svg:y="2.5cm">
          <draw:text-box>
            <text:p text:style-name="P3">Nein</text:p>
            <text:p text:style-name="P3"/>
          </draw:text-box>
        </draw:frame>
        <draw:custom-shape draw:style-name="gr6" draw:text-style-name="P1" draw:layer="layout" svg:width="6.5cm" svg:height="2.5cm" svg:x="1cm" svg:y="5cm">
          <text:p text:style-name="P2"><text:span text:style-name="T1">Disponent bekommt eine</text:span></text:p>
          <text:p text:style-name="P2"><text:span text:style-name="T1">Meldung über neu </text:span></text:p>
          <text:p text:style-name="P2"><text:span text:style-name="T1">Berechnete Transportroute</text:span></text:p>
          <text:p text:style-name="P2"><text:span text:style-name="T1">(Disponent Anzeige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cm" svg:height="2.5cm" svg:x="13cm" svg:y="5cm">
          <text:p text:style-name="P2"><text:span text:style-name="T1">Auftragsdaten kommen </text:span></text:p>
          <text:p text:style-name="P2"><text:span text:style-name="T1">In Auftragspool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4cm" svg:y1="4cm" svg:x2="7cm" svg:y2="4cm">
          <text:p/>
        </draw:line>
        <draw:line draw:style-name="gr9" draw:text-style-name="P2" draw:layer="layout" svg:x1="14cm" svg:y1="4cm" svg:x2="16.5cm" svg:y2="4cm">
          <text:p/>
        </draw:line>
        <draw:line draw:style-name="gr5" draw:text-style-name="P2" draw:layer="layout" svg:x1="4cm" svg:y1="4cm" svg:x2="4cm" svg:y2="5cm">
          <text:p/>
        </draw:line>
        <draw:line draw:style-name="gr5" draw:text-style-name="P2" draw:layer="layout" svg:x1="16.5cm" svg:y1="4cm" svg:x2="16.5cm" svg:y2="5cm">
          <text:p/>
        </draw:line>
        <draw:custom-shape draw:style-name="gr7" draw:text-style-name="P2" draw:layer="layout" svg:width="3.5cm" svg:height="1.5cm" svg:x="15cm" svg:y="8.5cm">
          <text:p text:style-name="P2">E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6.5cm" svg:y1="7.5cm" svg:x2="16.5cm" svg:y2="8.5cm">
          <text:p/>
        </draw:line>
        <draw:custom-shape draw:style-name="gr7" draw:text-style-name="P1" draw:layer="layout" svg:width="8.5cm" svg:height="2cm" svg:x="5cm" svg:y="9cm">
          <text:p text:style-name="P2"><text:span text:style-name="T1">Disponent prüft, ob alle Aufträge in</text:span></text:p>
          <text:p text:style-name="P2"><text:span text:style-name="T1">Angegebenen Transportroute </text:span></text:p>
          <text:p text:style-name="P2"><text:span text:style-name="T1">Noch „lebendig“ sind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5cm" svg:y1="7.5cm" svg:x2="6.5cm" svg:y2="9cm">
          <text:p/>
        </draw:line>
        <draw:frame draw:style-name="gr8" draw:text-style-name="P3" draw:layer="layout" svg:width="4cm" svg:height="2.891cm" svg:x="14cm" svg:y="10.219cm">
          <draw:text-box>
            <text:p text:style-name="P3">Nicht alle Aufträge sind „lebendig“</text:p>
            <text:p text:style-name="P3"/>
          </draw:text-box>
        </draw:frame>
        <draw:frame draw:style-name="gr8" draw:text-style-name="P3" draw:layer="layout" svg:width="4cm" svg:height="2.336cm" svg:x="1cm" svg:y="8.609cm">
          <draw:text-box>
            <text:p text:style-name="P3">Alle Aufträge sind „lebendig“</text:p>
            <text:p text:style-name="P3"/>
          </draw:text-box>
        </draw:frame>
        <draw:line draw:style-name="gr11" draw:text-style-name="P2" draw:layer="layout" svg:x1="5cm" svg:y1="10.5cm" svg:x2="2cm" svg:y2="10.5cm">
          <text:p/>
        </draw:line>
        <draw:line draw:style-name="gr11" draw:text-style-name="P2" draw:layer="layout" svg:x1="13cm" svg:y1="11cm" svg:x2="13cm" svg:y2="12.5cm">
          <text:p/>
        </draw:line>
        <draw:line draw:style-name="gr11" draw:text-style-name="P2" draw:layer="layout" svg:x1="13cm" svg:y1="12.5cm" svg:x2="15cm" svg:y2="12.5cm">
          <text:p/>
        </draw:line>
        <draw:line draw:style-name="gr10" draw:text-style-name="P2" draw:layer="layout" svg:x1="15cm" svg:y1="12.5cm" svg:x2="15cm" svg:y2="13.5cm">
          <text:p/>
        </draw:line>
        <draw:line draw:style-name="gr10" draw:text-style-name="P2" draw:layer="layout" svg:x1="2cm" svg:y1="10.5cm" svg:x2="2cm" svg:y2="12cm">
          <text:p/>
        </draw:line>
        <draw:custom-shape draw:style-name="gr7" draw:text-style-name="P1" draw:layer="layout" svg:width="5cm" svg:height="1.5cm" svg:x="14.5cm" svg:y="13.5cm">
          <text:p text:style-name="P2"><text:span text:style-name="T1">„</text:span><text:span text:style-name="T1">Tote“ Aufträge </text:span></text:p>
          <text:p text:style-name="P2"><text:span text:style-name="T1">Werden gelösch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14cm" svg:y="16cm">
          <text:p text:style-name="P2"><text:span text:style-name="T1">Scheduler neu Start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1cm" svg:x="17cm" svg:y="1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5cm" svg:y1="15cm" svg:x2="17.5cm" svg:y2="16cm">
          <text:p/>
        </draw:line>
        <draw:line draw:style-name="gr10" draw:text-style-name="P2" draw:layer="layout" svg:x1="17.5cm" svg:y1="17cm" svg:x2="17.5cm" svg:y2="18cm">
          <text:p/>
        </draw:line>
        <draw:custom-shape draw:style-name="gr7" draw:text-style-name="P1" draw:layer="layout" svg:width="8cm" svg:height="1.5cm" svg:x="1.5cm" svg:y="14cm">
          <text:p text:style-name="P2"><text:span text:style-name="T1">Disponent ruft nächsten Truck</text:span></text:p>
          <text:p text:style-name="P2"><text:span text:style-name="T1">Aus Scheduler-Liste a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1cm" svg:x="1.5cm" svg:y="1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cm" svg:y1="13cm" svg:x2="2cm" svg:y2="14cm">
          <text:p/>
        </draw:line>
        <draw:custom-shape draw:style-name="gr7" draw:text-style-name="P1" draw:layer="layout" svg:width="9.5cm" svg:height="1.5cm" svg:x="3cm" svg:y="16.5cm">
          <text:p text:style-name="P2"><text:span text:style-name="T1">Der Truck/Fahrer ist bereit die</text:span></text:p>
          <text:p text:style-name="P2"><text:span text:style-name="T1">Aufträge aus Transportroute zu erfüllen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5cm" svg:y1="15.5cm" svg:x2="6.5cm" svg:y2="16.5cm">
          <text:p/>
        </draw:line>
        <draw:frame draw:style-name="gr8" draw:text-style-name="P3" draw:layer="layout" svg:width="1.8cm" svg:height="1.781cm" svg:x="1.5cm" svg:y="16.219cm">
          <draw:text-box>
            <text:p text:style-name="P3">Ja</text:p>
            <text:p text:style-name="P3"/>
          </draw:text-box>
        </draw:frame>
        <draw:frame draw:style-name="gr8" draw:text-style-name="P3" draw:layer="layout" svg:width="1.8cm" svg:height="1.781cm" svg:x="12.7cm" svg:y="17.5cm">
          <draw:text-box>
            <text:p text:style-name="P3">Nein</text:p>
            <text:p text:style-name="P3"/>
          </draw:text-box>
        </draw:frame>
        <draw:line draw:style-name="gr11" draw:text-style-name="P2" draw:layer="layout" svg:x1="1.5cm" svg:y1="17.5cm" svg:x2="3cm" svg:y2="17.5cm">
          <text:p/>
        </draw:line>
        <draw:line draw:style-name="gr11" draw:text-style-name="P2" draw:layer="layout" svg:x1="12cm" svg:y1="18cm" svg:x2="12cm" svg:y2="19cm">
          <text:p/>
        </draw:line>
        <draw:line draw:style-name="gr11" draw:text-style-name="P2" draw:layer="layout" svg:x1="12cm" svg:y1="19cm" svg:x2="14cm" svg:y2="19cm">
          <text:p/>
        </draw:line>
        <draw:line draw:style-name="gr10" draw:text-style-name="P2" draw:layer="layout" svg:x1="1.5cm" svg:y1="17.5cm" svg:x2="1.5cm" svg:y2="19.5cm">
          <text:p/>
        </draw:line>
        <draw:custom-shape draw:style-name="gr7" draw:text-style-name="P1" draw:layer="layout" svg:width="8cm" svg:height="1.5cm" svg:x="1cm" svg:y="19.5cm">
          <text:p text:style-name="P2"><text:span text:style-name="T1">Eine SMS an Truck/Fahrer wird</text:span></text:p>
          <text:p text:style-name="P2"><text:span text:style-name="T1">verschickt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1.5cm" svg:x="11cm" svg:y="20cm">
          <text:p text:style-name="P2"><text:span text:style-name="T1">Der Truck/Fahrer wird aus der </text:span></text:p>
          <text:p text:style-name="P2"><text:span text:style-name="T1">Vorschlag-Liste entfernt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4cm" svg:y1="19cm" svg:x2="14cm" svg:y2="20cm">
          <text:p/>
        </draw:line>
        <draw:custom-shape draw:style-name="gr7" draw:text-style-name="P1" draw:layer="layout" svg:width="8cm" svg:height="1.5cm" svg:x="1cm" svg:y="22.5cm">
          <text:p text:style-name="P2"><text:span text:style-name="T1">Die Aufträge werden dem Truck </text:span></text:p>
          <text:p text:style-name="P2"><text:span text:style-name="T1">zugewiese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1.5cm" svg:x="1cm" svg:y="25cm">
          <text:p text:style-name="P2"><text:span text:style-name="T1">Der Truck/Fahrer schickt eine </text:span></text:p>
          <text:p text:style-name="P2"><text:span text:style-name="T1">Bestätigung per SM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1.3cm" svg:x="2.5cm" svg:y="27.4cm">
          <text:p text:style-name="P2">E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4.5cm" svg:y1="21cm" svg:x2="4.5cm" svg:y2="22.5cm">
          <text:p/>
        </draw:line>
        <draw:line draw:style-name="gr10" draw:text-style-name="P2" draw:layer="layout" svg:x1="4.5cm" svg:y1="24cm" svg:x2="4.5cm" svg:y2="25cm">
          <text:p/>
        </draw:line>
        <draw:line draw:style-name="gr10" draw:text-style-name="P2" draw:layer="layout" svg:x1="4.5cm" svg:y1="26.5cm" svg:x2="4.5cm" svg:y2="27.5cm">
          <text:p/>
        </draw:line>
        <draw:custom-shape draw:style-name="gr7" draw:text-style-name="P1" draw:layer="layout" svg:width="8cm" svg:height="1.5cm" svg:x="11cm" svg:y="22.5cm">
          <text:p text:style-name="P2"><text:span text:style-name="T1">Vorschlag-Liste ist leer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4cm" svg:y1="21.5cm" svg:x2="14cm" svg:y2="22.5cm">
          <text:p/>
        </draw:line>
        <draw:frame draw:style-name="gr8" draw:text-style-name="P3" draw:layer="layout" svg:width="1.8cm" svg:height="1.781cm" svg:x="12.2cm" svg:y="24.219cm">
          <draw:text-box>
            <text:p text:style-name="P3">Ja</text:p>
            <text:p text:style-name="P3"/>
          </draw:text-box>
        </draw:frame>
        <draw:frame draw:style-name="gr8" draw:text-style-name="P3" draw:layer="layout" svg:width="1.8cm" svg:height="1.781cm" svg:x="16cm" svg:y="24.219cm">
          <draw:text-box>
            <text:p text:style-name="P3">Nein</text:p>
            <text:p text:style-name="P3"/>
          </draw:text-box>
        </draw:frame>
        <draw:custom-shape draw:style-name="gr7" draw:text-style-name="P2" draw:layer="layout" svg:width="1cm" svg:height="1cm" svg:x="11.5cm" svg:y="25.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17.5cm" svg:y="25.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2cm" svg:y1="24cm" svg:x2="12cm" svg:y2="25.5cm">
          <text:p/>
        </draw:line>
        <draw:line draw:style-name="gr10" draw:text-style-name="P2" draw:layer="layout" svg:x1="18cm" svg:y1="24cm" svg:x2="18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urok </meta:initial-creator>
    <meta:creation-date>2012-11-15T10:34:00</meta:creation-date>
    <dc:date>2012-11-15T11:56:03</dc:date>
    <dc:creator>turok </dc:creator>
    <meta:editing-duration>PT00H00M06S</meta:editing-duration>
    <meta:editing-cycles>1</meta:editing-cycles>
    <meta:document-statistic meta:object-count="71"/>
    <meta:generator>OpenOffice.org/3.2$Linux OpenOffice.org_project/320m12$Build-9483</meta:generator>
  </office:meta>
</office:document-meta>
</file>